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1pt" fo:language="en" fo:country="US" officeooo:rsid="0015c8c5" officeooo:paragraph-rsid="0015c8c5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15c8c5" officeooo:paragraph-rsid="0015c8c5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1ddd23" officeooo:paragraph-rsid="001ddd23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1c6940" officeooo:paragraph-rsid="0015c8c5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1c6940" officeooo:paragraph-rsid="001ddd23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DejaVu Sans" fo:language="en" fo:country="US" officeooo:rsid="00169c2c" officeooo:paragraph-rsid="0015c8c5"/>
    </style:style>
    <style:style style:name="P7" style:family="paragraph" style:parent-style-name="Standard">
      <style:paragraph-properties fo:text-align="start" style:justify-single-word="false"/>
      <style:text-properties style:font-name="DejaVu Sans" fo:language="en" fo:country="US" officeooo:rsid="00169c2c" officeooo:paragraph-rsid="001ddd23"/>
    </style:style>
    <style:style style:name="T1" style:family="text">
      <style:text-properties fo:font-size="11pt" officeooo:rsid="001c6940" style:font-size-asian="11pt" style:font-size-complex="11pt"/>
    </style:style>
    <style:style style:name="T2" style:family="text">
      <style:text-properties fo:font-size="11pt" officeooo:rsid="001ddd23" style:font-size-asian="11pt" style:font-size-complex="11pt"/>
    </style:style>
    <style:style style:name="T3" style:family="text">
      <style:text-properties fo:font-size="11pt" officeooo:rsid="0015c8c5" style:font-size-asian="11pt" style:font-size-complex="11pt"/>
    </style:style>
    <style:style style:name="T4" style:family="text">
      <style:text-properties fo:font-size="11pt" officeooo:rsid="0020b6db" style:font-size-asian="11pt" style:font-size-complex="11pt"/>
    </style:style>
    <style:style style:name="T5" style:family="text">
      <style:text-properties officeooo:rsid="001ddd23"/>
    </style:style>
    <style:style style:name="T6" style:family="text">
      <style:text-properties officeooo:rsid="0020b6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de 1: R<text:span text:style-name="T5">egenerat</text:span><text:span text:style-name="T6">ing</text:span><text:span text:style-name="T5"> the Vault with the Wallet Descriptor</text:span></text:p>
      <text:p text:style-name="P1"/>
      <text:p text:style-name="P1"/>
      <text:p text:style-name="P2"><text:span text:style-name="T5">Necessary items</text:span>:</text:p>
      <text:p text:style-name="P2"><text:tab/>- <text:span text:style-name="T5">Wallet</text:span> Descriptor</text:p>
      <text:p text:style-name="P2"><text:tab/>- <text:span text:style-name="T5">Wallet Management Interface</text:span></text:p>
      <text:p text:style-name="P2"><text:tab/>- <text:span text:style-name="T5">Internet-connected device (phone or computer</text:span>)</text:p>
      <text:p text:style-name="P2"/>
      <text:p text:style-name="P3">The Wallet Descriptor is present in the ORANGE envelope, in each Recovery Package.</text:p>
      <text:p text:style-name="P2"/>
      <text:p text:style-name="P2"><text:span text:style-name="T5">The Wallet Management Interface app can be downloaded on your computer or your phone. I suggest you use:</text:span><text:line-break/><text:tab/>- <text:span text:style-name="T5">On computer</text:span>: Sparrow Wallet<text:line-break/><text:tab/>- <text:span text:style-name="T5">On phone:</text:span> Blue Wallet<text:line-break/></text:p>
      <text:p text:style-name="P3">These apps might be obsolete by the time you read these instructions. Regardless of the applications you choose, the process remains the same.</text:p>
      <text:p text:style-name="P2"/>
      <text:p text:style-name="P2">Whichever device and application you decide to use, be sure to get informed and train before you proceed <text:span text:style-name="T5">with the Vault.</text:span></text:p>
      <text:p text:style-name="P2"/>
      <text:p text:style-name="P4">Procedure:</text:p>
      <text:p text:style-name="P4"/>
      <text:p text:style-name="P4"><text:s text:c="4"/>1. Download <text:span text:style-name="T6">wallet management interface</text:span></text:p>
      <text:p text:style-name="P6"><text:span text:style-name="T1"><text:s text:c="4"/>2. </text:span><text:span text:style-name="T4">Import existing wallet</text:span></text:p>
      <text:p text:style-name="P6"><text:span text:style-name="T1"><text:s text:c="4"/>3. Scan the QR Code present on the </text:span><text:span text:style-name="T2">Wallet</text:span><text:span text:style-name="T1"> Descriptor item.</text:span></text:p>
      <text:p text:style-name="P4"/>
      <text:p text:style-name="P7"><text:span text:style-name="T1">Congratulations - you've r</text:span><text:span text:style-name="T2">egenerated</text:span><text:span text:style-name="T3"> </text:span><text:span text:style-name="T2">the Vault with the Wallet Descriptor.</text:span></text:p>
      <text:p text:style-name="P4"/>
      <text:p text:style-name="P6"><text:span text:style-name="T1">In the interface, you'll now have access to the transactions made to and from the </text:span><text:span text:style-name="T2">v</text:span><text:span text:style-name="T1">ault, the various amounts as well as the total balance present in the vault.</text:span></text:p>
      <text:p text:style-name="P4"/>
      <text:p text:style-name="P7"><text:span text:style-name="T1">However, you won't be able to create outgoing transactions without signing them with the S</text:span><text:span text:style-name="T2">igning Keys</text:span><text:span text:style-name="T1">, on the offline signing device.</text:span></text:p>
      <text:p text:style-name="P5"/>
      <text:p text:style-name="P7"><text:span text:style-name="T1">This is the </text:span><text:span text:style-name="T2">subject</text:span><text:span text:style-name="T1"> of Guide 3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1" fo:font-family="'DejaVu Sans'" style:font-style-name="Book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21:31:46.287381291</meta:creation-date>
    <meta:generator>LibreOffice/7.3.7.2$Linux_X86_64 LibreOffice_project/30$Build-2</meta:generator>
    <dc:date>2024-05-11T13:06:08.119978153</dc:date>
    <meta:editing-duration>PT18H5M22S</meta:editing-duration>
    <meta:editing-cycles>9</meta:editing-cycles>
    <meta:document-statistic meta:table-count="0" meta:image-count="0" meta:object-count="0" meta:page-count="1" meta:paragraph-count="17" meta:word-count="197" meta:character-count="1218" meta:non-whitespace-character-count="1020"/>
  </office:meta>
</office:document-meta>
</file>